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1800000018279206C712915A31.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mfortaa" svg:font-family="Comfortaa, arial"/>
    <style:font-face style:name="Mangal1" svg:font-family="Mangal"/>
    <style:font-face style:name="Museo300" svg:font-family="Museo300"/>
    <style:font-face style:name="Noto Naskh Arabic" svg:font-family="'Noto Naskh Arabic', sans-serif"/>
    <style:font-face style:name="Open Sans" svg:font-family="'Open Sans', sans-serif"/>
    <style:font-face style:name="Tahoma" svg:font-family="Tahoma"/>
    <style:font-face style:name="arial" svg:font-family="arial,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0be59" officeooo:paragraph-rsid="0000be59" style:font-size-asian="19.25pt" style:font-weight-asian="bold" style:font-size-complex="22pt" style:font-weight-complex="bold"/>
    </style:style>
    <style:style style:name="P2" style:family="paragraph" style:parent-style-name="Heading_20_2">
      <style:paragraph-properties fo:margin-left="0in" fo:margin-right="0in" fo:margin-top="0.2083in" fo:margin-bottom="0.1043in" loext:contextual-spacing="false" fo:line-height="110%" fo:orphans="2" fo:widows="2" fo:text-indent="0in" style:auto-text-indent="false"/>
    </style:style>
    <style:style style:name="P3" style:family="paragraph" style:parent-style-name="Heading_20_3">
      <style:paragraph-properties fo:text-align="start" style:justify-single-word="false"/>
      <style:text-properties fo:font-variant="normal" fo:text-transform="none" fo:color="#662d91" style:font-name="Calibri" fo:font-size="18pt" fo:letter-spacing="normal" style:text-underline-style="none" fo:font-weight="bold" officeooo:rsid="0001b688" officeooo:paragraph-rsid="0001b688" style:font-size-asian="18pt" style:font-weight-asian="bold" style:font-name-complex="Calibri" style:font-size-complex="18pt" style:font-weight-complex="bold"/>
    </style:style>
    <style:style style:name="P4" style:family="paragraph" style:parent-style-name="Heading_20_3">
      <style:paragraph-properties fo:text-align="start" style:justify-single-word="false"/>
      <style:text-properties fo:font-variant="normal" fo:text-transform="none" fo:color="#662d91" style:font-name="Museo300" fo:font-size="15pt" fo:letter-spacing="normal" fo:font-style="normal" style:text-underline-style="none" fo:font-weight="bold" officeooo:rsid="0001b688" officeooo:paragraph-rsid="0001b688" style:font-size-asian="18pt" style:font-weight-asian="bold" style:font-name-complex="Calibri" style:font-size-complex="18pt" style:font-weight-complex="bold"/>
    </style:style>
    <style:style style:name="P5" style:family="paragraph" style:parent-style-name="Heading_20_3">
      <style:paragraph-properties fo:text-align="start" style:justify-single-word="false" fo:break-before="page"/>
      <style:text-properties fo:font-variant="normal" fo:text-transform="none" fo:color="#662d91" style:font-name="Calibri" fo:font-size="18pt" fo:letter-spacing="normal" style:text-underline-style="none" fo:font-weight="bold" officeooo:rsid="0001b688" officeooo:paragraph-rsid="0001b688" style:font-size-asian="18pt" style:font-weight-asian="bold" style:font-name-complex="Calibri" style:font-size-complex="18pt" style:font-weight-complex="bold"/>
    </style:style>
    <style:style style:name="P6" style:family="paragraph" style:parent-style-name="Quotations">
      <style:paragraph-properties fo:margin-left="0in" fo:margin-right="0in" fo:margin-top="0in" fo:margin-bottom="0.2083in" loext:contextual-spacing="false" style:line-height-at-least="0.3472in" fo:text-align="justify" style:justify-single-word="false" fo:orphans="2" fo:widows="2" fo:text-indent="0in" style:auto-text-indent="false" fo:padding="0in" fo:border="none"/>
      <style:text-properties fo:font-variant="normal" fo:text-transform="none" fo:color="#333333" style:font-name="Calibri" fo:font-size="18pt" fo:letter-spacing="normal" style:font-size-asian="18pt" style:font-name-complex="Calibri" style:font-size-complex="18pt"/>
    </style:style>
    <style:style style:name="P7"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00be59" officeooo:paragraph-rsid="0000be59"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01b688" officeooo:paragraph-rsid="0001b688"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02dafb" officeooo:paragraph-rsid="0002dafb"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officeooo:rsid="0002dafb" officeooo:paragraph-rsid="0002dafb"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officeooo:rsid="0001b688" officeooo:paragraph-rsid="0001b688" style:font-size-asian="18pt" style:font-weight-asian="bold" style:font-name-complex="Calibri" style:font-size-complex="18pt" style:font-weight-complex="bold"/>
    </style:style>
    <style:style style:name="P12" style:family="paragraph" style:parent-style-name="Standard">
      <style:paragraph-properties fo:text-align="start" style:justify-single-word="false"/>
      <style:text-properties style:font-name="Calibri" fo:font-size="18pt" style:text-underline-style="none" fo:font-weight="normal" officeooo:rsid="0000be59" officeooo:paragraph-rsid="0000be59"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style:font-name="Calibri" fo:font-size="18pt" style:text-underline-style="none" fo:font-weight="normal" officeooo:rsid="0001b688" officeooo:paragraph-rsid="0001b688" style:font-size-asian="18pt" style:font-weight-asian="normal" style:font-name-complex="Calibri" style:font-size-complex="18pt" style:font-weight-complex="normal"/>
    </style:style>
    <style:style style:name="P14" style:family="paragraph" style:parent-style-name="Standard">
      <style:paragraph-properties fo:text-align="start" style:justify-single-word="false"/>
      <style:text-properties style:font-name="Calibri" fo:font-size="18pt" style:text-underline-style="none" fo:font-weight="bold" officeooo:rsid="0001b688" officeooo:paragraph-rsid="0001b688" style:font-size-asian="18pt" style:font-weight-asian="bold" style:font-name-complex="Calibri" style:font-size-complex="18pt" style:font-weight-complex="bold"/>
    </style:style>
    <style:style style:name="P15" style:family="paragraph" style:parent-style-name="Standard">
      <style:paragraph-properties fo:text-align="start" style:justify-single-word="false"/>
      <style:text-properties style:font-name="Calibri" fo:font-size="18pt" fo:font-weight="bold" officeooo:rsid="0002bfa2" officeooo:paragraph-rsid="0002bfa2"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officeooo:rsid="0001b688" officeooo:paragraph-rsid="0001b688" style:font-size-asian="22pt" style:font-weight-asian="bold" style:font-name-complex="Calibri" style:font-size-complex="22pt" style:font-weight-complex="bold"/>
    </style:style>
    <style:style style:name="P17" style:family="paragraph" style:parent-style-name="Standard">
      <style:paragraph-properties fo:text-align="center" style:justify-single-word="false"/>
      <style:text-properties style:font-name="Calibri" fo:font-size="22pt" fo:font-weight="bold" officeooo:rsid="0002bfa2" officeooo:paragraph-rsid="0002bfa2" style:font-size-asian="22pt" style:font-weight-asian="bold" style:font-size-complex="22pt" style:font-weight-complex="bold"/>
    </style:style>
    <style:style style:name="P18" style:family="paragraph" style:parent-style-name="Standard">
      <style:paragraph-properties fo:text-align="center" style:justify-single-word="false" fo:break-before="page"/>
      <style:text-properties style:font-name="Calibri" fo:font-size="18pt" style:text-underline-style="solid" style:text-underline-width="auto" style:text-underline-color="font-color" fo:font-weight="bold" officeooo:rsid="0002dafb" officeooo:paragraph-rsid="0002dafb" style:font-size-asian="18pt" style:font-weight-asian="bold" style:font-size-complex="18pt" style:font-weight-complex="bold"/>
    </style:style>
    <style:style style:name="P19" style:family="paragraph" style:parent-style-name="Text_20_body">
      <style:paragraph-properties fo:text-align="start" style:justify-single-word="false"/>
      <style:text-properties fo:font-variant="normal" fo:text-transform="none" fo:color="#757575" style:font-name="Calibri" fo:font-size="18pt" fo:letter-spacing="normal" fo:font-style="normal" style:text-underline-style="none" fo:font-weight="normal" officeooo:rsid="0000be59" officeooo:paragraph-rsid="0000be59" style:font-size-asian="18pt" style:font-weight-asian="normal" style:font-size-complex="18pt" style:font-weight-complex="normal"/>
    </style:style>
    <style:style style:name="P20" style:family="paragraph" style:parent-style-name="Text_20_body">
      <style:paragraph-properties fo:text-align="start" style:justify-single-word="false"/>
      <style:text-properties fo:font-variant="normal" fo:text-transform="none" fo:color="#662d91" style:font-name="Calibri" fo:font-size="18pt" fo:letter-spacing="normal" style:text-underline-style="none" fo:font-weight="bold" officeooo:rsid="0001b688" officeooo:paragraph-rsid="0001b688" style:font-size-asian="18pt" style:font-weight-asian="bold" style:font-name-complex="Calibri" style:font-size-complex="18pt" style:font-weight-complex="bold"/>
    </style:style>
    <style:style style:name="P21" style:family="paragraph" style:parent-style-name="Text_20_body">
      <style:paragraph-properties fo:text-align="start" style:justify-single-word="false"/>
      <style:text-properties fo:font-variant="normal" fo:text-transform="none" fo:color="#662d91" style:font-name="Museo300" fo:font-size="15pt" fo:letter-spacing="normal" fo:font-style="normal" style:text-underline-style="none" fo:font-weight="bold" officeooo:rsid="0001b688" officeooo:paragraph-rsid="0001b688" style:font-size-asian="18pt" style:font-weight-asian="bold" style:font-name-complex="Calibri" style:font-size-complex="18pt" style:font-weight-complex="bold"/>
    </style:style>
    <style:style style:name="P22" style:family="paragraph" style:parent-style-name="Text_20_body">
      <style:paragraph-properties fo:text-align="start" style:justify-single-word="false"/>
      <style:text-properties fo:font-variant="normal" fo:text-transform="none" fo:color="#333333" style:font-name="Calibri" fo:font-size="18pt" fo:letter-spacing="normal" fo:font-style="normal" fo:font-weight="normal" officeooo:rsid="0002bfa2" officeooo:paragraph-rsid="0002bfa2" style:font-size-asian="18pt" style:font-weight-asian="bold" style:font-size-complex="18pt" style:font-weight-complex="bold"/>
    </style:style>
    <style:style style:name="P23" style:family="paragraph" style:parent-style-name="Text_20_body">
      <style:paragraph-properties fo:text-align="start" style:justify-single-word="false"/>
      <style:text-properties fo:font-variant="normal" fo:text-transform="none" fo:color="#333333" style:font-name="Calibri" fo:font-size="18pt" fo:letter-spacing="normal" fo:font-style="normal" style:text-underline-style="none" fo:font-weight="bold" officeooo:rsid="0002dafb" officeooo:paragraph-rsid="0002dafb" style:font-size-asian="18pt" style:font-weight-asian="bold" style:font-size-complex="18pt" style:font-weight-complex="bold"/>
    </style:style>
    <style:style style:name="P24" style:family="paragraph" style:parent-style-name="Text_20_body">
      <style:paragraph-properties fo:text-align="start" style:justify-single-word="false"/>
      <style:text-properties style:font-name="Calibri" fo:font-size="18pt" style:text-underline-style="none" fo:font-weight="normal" officeooo:rsid="0001b688" officeooo:paragraph-rsid="0001b688" style:font-size-asian="18pt" style:font-weight-asian="normal" style:font-size-complex="18pt" style:font-weight-complex="normal"/>
    </style:style>
    <style:style style:name="P25" style:family="paragraph" style:parent-style-name="Text_20_body">
      <style:paragraph-properties fo:margin-left="0.1563in" fo:margin-right="0.1563in" fo:margin-top="0.1563in" fo:margin-bottom="0in" loext:contextual-spacing="false" fo:text-align="justify" style:justify-single-word="false" fo:orphans="2" fo:widows="2" fo:text-indent="0in" style:auto-text-indent="false" fo:padding="0in" fo:border="none"/>
      <style:text-properties fo:font-variant="normal" fo:text-transform="none" fo:color="#757575" style:font-name="Calibri" fo:font-size="18pt" fo:letter-spacing="normal" fo:font-style="normal" fo:font-weight="normal" style:font-size-asian="18pt" style:font-size-complex="18pt"/>
    </style:style>
    <style:style style:name="P26"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style>
    <style:style style:name="P27"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Calibri" fo:font-size="18pt" fo:letter-spacing="normal" fo:font-style="normal" fo:font-weight="normal" style:font-size-asian="18pt" style:font-name-complex="Calibri" style:font-size-complex="18pt"/>
    </style:style>
    <style:style style:name="P28"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Calibri" fo:font-size="18pt" fo:letter-spacing="normal" fo:font-style="normal" fo:font-weight="normal" style:font-size-asian="18pt" style:font-size-complex="18pt"/>
    </style:style>
    <style:style style:name="P29"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Calibri" fo:font-size="18pt" fo:letter-spacing="normal" fo:font-style="normal" style:text-underline-style="none" fo:font-weight="bold" style:font-size-asian="18pt" style:font-weight-asian="bold" style:font-size-complex="18pt" style:font-weight-complex="bold"/>
    </style:style>
    <style:style style:name="P30"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333333" style:font-name="Calibri" fo:font-size="18pt" fo:letter-spacing="normal" style:text-underline-style="none" fo:font-weight="bold" style:font-size-asian="18pt" style:font-weight-asian="bold" style:font-size-complex="18pt" style:font-weight-complex="bold"/>
    </style:style>
    <style:style style:name="T1" style:family="text">
      <style:text-properties fo:color="#0000ff"/>
    </style:style>
    <style:style style:name="T2" style:family="text">
      <style:text-properties fo:color="#008000"/>
    </style:style>
    <style:style style:name="T3" style:family="text">
      <style:text-properties officeooo:rsid="0001ae1a"/>
    </style:style>
    <style:style style:name="T4" style:family="text">
      <style:text-properties fo:font-variant="normal" fo:text-transform="none" fo:color="#222222" style:font-name="arial" fo:font-size="12pt" fo:letter-spacing="normal" fo:font-style="normal"/>
    </style:style>
    <style:style style:name="T5" style:family="text">
      <style:text-properties fo:font-variant="normal" fo:text-transform="none" fo:color="#222222" style:font-name="arial" fo:font-size="12pt" fo:letter-spacing="normal" fo:font-style="normal" fo:font-weight="normal"/>
    </style:style>
    <style:style style:name="T6" style:family="text">
      <style:text-properties fo:font-variant="normal" fo:text-transform="none" fo:color="#222222" style:font-name="arial" fo:letter-spacing="normal" fo:font-style="normal"/>
    </style:style>
    <style:style style:name="T7" style:family="text">
      <style:text-properties fo:font-variant="normal" fo:text-transform="none" fo:color="#222222" style:font-name="arial" fo:letter-spacing="normal" fo:font-style="normal" fo:font-weight="normal"/>
    </style:style>
    <style:style style:name="T8" style:family="text">
      <style:text-properties fo:font-variant="normal" fo:text-transform="none" fo:color="#222222" fo:letter-spacing="normal"/>
    </style:style>
    <style:style style:name="T9" style:family="text">
      <style:text-properties fo:font-variant="normal" fo:text-transform="none" fo:color="#222222" fo:letter-spacing="normal" fo:font-style="normal"/>
    </style:style>
    <style:style style:name="T10" style:family="text">
      <style:text-properties fo:font-variant="normal" fo:text-transform="none" fo:color="#333333" style:font-name="Open Sans" fo:font-size="12pt" fo:letter-spacing="normal" fo:font-style="normal" fo:font-weight="bold"/>
    </style:style>
    <style:style style:name="T11" style:family="text">
      <style:text-properties fo:font-variant="normal" fo:text-transform="none" fo:color="#333333" style:font-name="Open Sans" fo:font-size="12pt" fo:letter-spacing="normal" fo:font-style="normal" fo:font-weight="bold" style:font-weight-asian="bold" style:font-weight-complex="bold"/>
    </style:style>
    <style:style style:name="T12" style:family="text">
      <style:text-properties fo:font-variant="normal" fo:text-transform="none" fo:color="#333333" style:font-name="Open Sans" fo:font-size="12pt" fo:letter-spacing="normal" fo:font-style="normal" fo:font-weight="normal"/>
    </style:style>
    <style:style style:name="T13" style:family="text">
      <style:text-properties fo:font-variant="normal" fo:text-transform="none" fo:color="#333333" style:font-name="Open Sans" fo:font-size="12pt" fo:letter-spacing="normal" fo:font-style="normal" style:text-underline-style="solid" style:text-underline-width="auto" style:text-underline-color="font-color"/>
    </style:style>
    <style:style style:name="T14" style:family="text">
      <style:text-properties fo:font-variant="normal" fo:text-transform="none" fo:color="#333333" style:font-name="Open Sans" fo:font-size="12pt" fo:letter-spacing="normal" fo:font-style="normal" style:text-underline-style="solid" style:text-underline-width="auto" style:text-underline-color="font-color" fo:font-weight="bold"/>
    </style:style>
    <style:style style:name="T15" style:family="text">
      <style:text-properties fo:font-variant="normal" fo:text-transform="none" fo:color="#333333" style:font-name="Open Sans" fo:font-size="12pt" fo:letter-spacing="normal" fo:font-style="normal" style:text-underline-style="solid" style:text-underline-width="auto" style:text-underline-color="font-color" fo:font-weight="bold" style:font-weight-asian="bold" style:font-weight-complex="bold"/>
    </style:style>
    <style:style style:name="T16" style:family="text">
      <style:text-properties fo:font-variant="normal" fo:text-transform="none" fo:color="#333333" style:font-name="Open Sans" fo:font-size="12pt" fo:letter-spacing="normal" fo:font-style="normal" style:text-underline-style="solid" style:text-underline-width="auto" style:text-underline-color="font-color" fo:font-weight="normal"/>
    </style:style>
    <style:style style:name="T17" style:family="text">
      <style:text-properties fo:font-variant="normal" fo:text-transform="none" fo:color="#333333" style:font-name="Open Sans" fo:font-size="12pt" fo:letter-spacing="normal" fo:font-style="normal" style:text-underline-style="none" fo:font-weight="bold" style:font-weight-asian="bold" style:font-weight-complex="bold"/>
    </style:style>
    <style:style style:name="T18" style:family="text">
      <style:text-properties fo:font-variant="normal" fo:text-transform="none" fo:color="#333333" style:font-name="Open Sans" fo:letter-spacing="normal" fo:font-style="normal" style:text-underline-style="none" fo:font-weight="bold" style:font-weight-asian="bold" style:font-weight-complex="bold"/>
    </style:style>
    <style:style style:name="T19" style:family="text">
      <style:text-properties fo:font-variant="normal" fo:text-transform="none" fo:color="#333333" style:font-name="Open Sans" fo:font-size="18pt" fo:letter-spacing="normal" fo:font-style="normal" style:text-underline-style="none" fo:font-weight="bold" style:font-size-asian="18pt" style:font-weight-asian="bold" style:font-size-complex="18pt" style:font-weight-complex="bold"/>
    </style:style>
    <style:style style:name="T20" style:family="text">
      <style:text-properties fo:font-variant="normal" fo:text-transform="none" fo:color="#333333" fo:letter-spacing="normal"/>
    </style:style>
    <style:style style:name="T21" style:family="text">
      <style:text-properties fo:font-variant="normal" fo:text-transform="none" fo:color="#333333" fo:letter-spacing="normal" fo:font-style="normal" fo:font-weight="bold" style:font-name-complex="Calibri"/>
    </style:style>
    <style:style style:name="T22" style:family="text">
      <style:text-properties fo:font-variant="normal" fo:text-transform="none" fo:color="#333333" fo:letter-spacing="normal" style:text-underline-style="solid" style:text-underline-width="auto" style:text-underline-color="font-color"/>
    </style:style>
    <style:style style:name="T23" style:family="text">
      <style:text-properties fo:font-variant="normal" fo:text-transform="none" fo:color="#333333" fo:letter-spacing="normal" style:text-underline-style="solid" style:text-underline-width="auto" style:text-underline-color="font-color" fo:font-weight="bold" style:font-weight-asian="bold" style:font-weight-complex="bold"/>
    </style:style>
    <style:style style:name="T24" style:family="text">
      <style:text-properties fo:font-variant="normal" fo:text-transform="none" fo:color="#333333" fo:letter-spacing="normal" fo:font-weight="bold" style:font-weight-asian="bold" style:font-weight-complex="bold"/>
    </style:style>
    <style:style style:name="T25" style:family="text">
      <style:text-properties fo:font-variant="normal" fo:text-transform="none" fo:color="#333333" fo:letter-spacing="normal" style:text-underline-style="none" fo:font-weight="bold" style:font-weight-asian="bold" style:font-weight-complex="bold"/>
    </style:style>
    <style:style style:name="T26" style:family="text">
      <style:text-properties fo:font-variant="normal" fo:text-transform="none" fo:color="#333333" fo:font-size="18pt" fo:letter-spacing="normal" fo:font-style="normal" style:text-underline-style="none" fo:font-weight="bold" style:font-size-asian="18pt" style:font-weight-asian="bold" style:font-size-complex="18pt" style:font-weight-complex="bold"/>
    </style:style>
    <style:style style:name="T27" style:family="text">
      <style:text-properties fo:font-variant="normal" fo:text-transform="none" fo:color="#333333" fo:font-size="18pt" fo:letter-spacing="normal" style:text-underline-style="none" fo:font-weight="bold" style:font-size-asian="18pt" style:font-weight-asian="bold" style:font-size-complex="18pt" style:font-weight-complex="bold"/>
    </style:style>
    <style:style style:name="T28" style:family="text">
      <style:text-properties fo:font-variant="normal" fo:text-transform="none" fo:color="#333333" style:font-name="Calibri" fo:font-size="18pt" fo:letter-spacing="normal" style:font-size-asian="18pt" style:font-name-complex="Calibri" style:font-size-complex="18pt"/>
    </style:style>
    <style:style style:name="T29" style:family="text">
      <style:text-properties fo:font-variant="normal" fo:text-transform="none" fo:color="#333333" style:font-name="Calibri" fo:font-size="18pt" fo:letter-spacing="normal" fo:font-style="normal" fo:font-weight="bold" style:font-size-asian="18pt" style:font-name-complex="Calibri" style:font-size-complex="18pt"/>
    </style:style>
    <style:style style:name="T30" style:family="text">
      <style:text-properties fo:font-variant="normal" fo:text-transform="none" fo:color="#333333" style:font-name="Calibri" fo:font-size="18pt" fo:letter-spacing="normal" fo:font-style="normal" style:text-underline-style="none" fo:font-weight="bold" style:font-size-asian="18pt" style:font-weight-asian="bold" style:font-size-complex="18pt" style:font-weight-complex="bold"/>
    </style:style>
    <style:style style:name="T31" style:family="text">
      <style:text-properties fo:font-variant="normal" fo:text-transform="none" fo:color="#333333" style:font-name="Calibri" fo:font-size="18pt" fo:letter-spacing="normal" style:text-underline-style="none" fo:font-weight="bold" style:font-size-asian="18pt" style:font-weight-asian="bold" style:font-size-complex="18pt" style:font-weight-complex="bold"/>
    </style:style>
    <style:style style:name="T32" style:family="text">
      <style:text-properties fo:font-variant="normal" fo:text-transform="none" fo:color="#662d91" fo:letter-spacing="normal" fo:font-style="normal"/>
    </style:style>
    <style:style style:name="T33" style:family="text">
      <style:text-properties fo:font-variant="normal" fo:text-transform="none" fo:color="#662d91" fo:letter-spacing="normal" fo:font-style="normal" fo:font-weight="bold" style:font-weight-asian="bold" style:font-weight-complex="bold"/>
    </style:style>
    <style:style style:name="T34" style:family="text">
      <style:text-properties fo:font-variant="normal" fo:text-transform="none" fo:color="#662d91" style:font-name="Museo300" fo:font-size="15pt" fo:letter-spacing="normal" fo:font-style="normal"/>
    </style:style>
    <style:style style:name="T35" style:family="text">
      <style:text-properties fo:font-variant="normal" fo:text-transform="none" fo:color="#662d91" style:font-name="Museo300" fo:font-size="15pt" fo:letter-spacing="normal" fo:font-style="normal" fo:font-weight="normal"/>
    </style:style>
    <style:style style:name="T36" style:family="text">
      <style:text-properties fo:font-variant="normal" fo:text-transform="none" fo:color="#662d91" fo:font-size="15pt" fo:letter-spacing="normal" fo:font-style="normal"/>
    </style:style>
    <style:style style:name="T37" style:family="text">
      <style:text-properties fo:font-variant="normal" fo:text-transform="none" fo:color="#662d91" style:font-name="Calibri" fo:font-size="18pt" fo:letter-spacing="normal" fo:font-style="normal" style:text-underline-style="none" fo:font-weight="bold" officeooo:rsid="0002bfa2" style:font-size-asian="15.75pt" style:font-weight-asian="bold" style:font-name-complex="Calibri" style:font-size-complex="18pt" style:font-weight-complex="bold"/>
    </style:style>
    <style:style style:name="T38" style:family="text">
      <style:text-properties fo:font-variant="normal" fo:text-transform="none" fo:color="#202020" style:text-line-through-style="none" style:text-line-through-type="none" style:font-name="Open Sans" fo:font-size="18pt" fo:letter-spacing="normal" fo:font-style="normal" style:text-underline-style="none" fo:font-weight="normal" style:text-blinking="false" fo:background-color="transparent" loext:char-shading-value="0"/>
    </style:style>
    <style:style style:name="T39" style:family="text">
      <style:text-properties fo:font-variant="normal" fo:text-transform="none" fo:color="#202020" style:text-line-through-style="none" style:text-line-through-type="none" style:font-name="Open Sans" fo:font-size="18pt" fo:letter-spacing="normal" fo:font-style="normal" style:text-underline-style="none" fo:font-weight="bold" style:text-blinking="false" fo:background-color="transparent" loext:char-shading-value="0" style:font-weight-asian="bold" style:font-weight-complex="bold"/>
    </style:style>
    <style:style style:name="T40" style:family="text">
      <style:text-properties fo:font-variant="normal" fo:text-transform="none" fo:color="#202020" style:text-line-through-style="none" style:text-line-through-type="none" style:font-name="Open Sans" fo:font-size="18pt" fo:letter-spacing="normal" fo:font-style="normal" style:text-underline-style="none" fo:font-weight="bold" style:text-blinking="false" fo:background-color="transparent" loext:char-shading-value="0" style:font-size-asian="18pt" style:font-weight-asian="bold" style:font-size-complex="18pt" style:font-weight-complex="bold"/>
    </style:style>
    <style:style style:name="T41" style:family="text">
      <style:text-properties fo:font-variant="normal" fo:text-transform="none" fo:color="#202020" style:text-line-through-style="none" style:text-line-through-type="none" style:font-name="Open Sans" fo:font-size="18pt" fo:letter-spacing="normal" fo:font-style="normal" fo:font-weight="normal" style:text-blinking="false" fo:background-color="transparent" loext:char-shading-value="0"/>
    </style:style>
    <style:style style:name="T42" style:family="text">
      <style:text-properties fo:font-variant="normal" fo:text-transform="none" fo:color="#202020" style:text-line-through-style="none" style:text-line-through-type="none" style:font-name="Open Sans" fo:font-size="18pt" fo:letter-spacing="normal" fo:font-style="normal" style:text-underline-style="solid" style:text-underline-width="auto" style:text-underline-color="font-color" fo:font-weight="normal" style:text-blinking="false" fo:background-color="transparent" loext:char-shading-value="0"/>
    </style:style>
    <style:style style:name="T43" style:family="text">
      <style:text-properties fo:font-variant="normal" fo:text-transform="none" fo:color="#202020" style:text-line-through-style="none" style:text-line-through-type="none" style:font-name="Open Sans" fo:font-size="18pt" fo:letter-spacing="normal" fo:font-style="normal" style:text-underline-style="solid" style:text-underline-width="auto" style:text-underline-color="font-color" style:text-blinking="false" fo:background-color="transparent" loext:char-shading-value="0"/>
    </style:style>
    <style:style style:name="T44" style:family="text">
      <style:text-properties fo:font-variant="normal" fo:text-transform="none" fo:color="#202020" style:text-line-through-style="none" style:text-line-through-type="none" style:font-name="Open Sans" fo:font-size="18pt" fo:letter-spacing="normal"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45" style:family="text">
      <style:text-properties fo:font-variant="normal" fo:text-transform="none" fo:color="#202020" style:text-line-through-style="none" style:text-line-through-type="none" style:font-name="Open Sans" fo:font-size="18pt" fo:letter-spacing="normal" fo:font-style="normal" fo:font-weight="bold" style:text-blinking="false" fo:background-color="transparent" loext:char-shading-value="0" style:font-weight-asian="bold" style:font-weight-complex="bold"/>
    </style:style>
    <style:style style:name="T46" style:family="text">
      <style:text-properties fo:font-variant="normal" fo:text-transform="none" fo:color="#202020" style:text-line-through-style="none" style:text-line-through-type="none" style:font-name="Open Sans" fo:letter-spacing="normal" fo:font-style="normal" style:text-underline-style="none" fo:font-weight="bold" style:text-blinking="false" fo:background-color="transparent" loext:char-shading-value="0" style:font-weight-asian="bold" style:font-weight-complex="bold"/>
    </style:style>
    <style:style style:name="T47" style:family="text">
      <style:text-properties fo:font-variant="normal" fo:text-transform="none" fo:color="#202020" style:text-line-through-style="none" style:text-line-through-type="none" fo:font-size="18pt" fo:letter-spacing="normal" fo:font-style="normal" style:text-underline-style="none" fo:font-weight="bold" style:text-blinking="false" fo:background-color="transparent" loext:char-shading-value="0" style:font-size-asian="18pt" style:font-weight-asian="bold" style:font-size-complex="18pt" style:font-weight-complex="bold"/>
    </style:style>
    <style:style style:name="T48" style:family="text">
      <style:text-properties fo:font-variant="normal" fo:text-transform="none" fo:color="#202020" style:text-line-through-style="none" style:text-line-through-type="none" style:font-name="Calibri" fo:font-size="18pt" fo:letter-spacing="normal" fo:font-style="normal" style:text-underline-style="none" fo:font-weight="bold" style:text-blinking="false" fo:background-color="transparent" loext:char-shading-value="0" style:font-size-asian="18pt" style:font-weight-asian="bold" style:font-size-complex="18pt" style:font-weight-complex="bold"/>
    </style:style>
    <style:style style:name="T49" style:family="text">
      <style:text-properties fo:font-style="normal"/>
    </style:style>
    <style:style style:name="T50" style:family="text">
      <style:text-properties fo:font-style="normal" fo:font-weight="normal"/>
    </style:style>
    <style:style style:name="T51" style:family="text">
      <style:text-properties fo:font-weight="normal"/>
    </style:style>
    <style:style style:name="T52" style:family="text">
      <style:text-properties style:font-name="Open Sans" fo:font-style="normal"/>
    </style:style>
    <style:style style:name="T53" style:family="text">
      <style:text-properties style:font-name="Open Sans" fo:font-size="12pt" fo:font-style="normal"/>
    </style:style>
    <style:style style:name="T54" style:family="text">
      <style:text-properties style:font-name="Open Sans" fo:font-size="12pt" fo:font-style="normal" fo:font-weight="normal"/>
    </style:style>
    <style:style style:name="T55" style:family="text">
      <style:text-properties style:font-style-complex="normal" style:font-weight-complex="normal"/>
    </style:style>
    <style:style style:name="T56" style:family="text">
      <style:text-properties style:font-name="Museo300" fo:font-size="15pt" fo:font-style="normal"/>
    </style:style>
    <style:style style:name="T57" style:family="text">
      <style:text-properties style:font-name="Museo300" fo:font-size="15pt" fo:font-style="normal" fo:font-weight="normal"/>
    </style:style>
    <style:style style:name="T58" style:family="text">
      <style:text-properties fo:color="#662d91"/>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ndations for muslim society:</text:p>
      <text:p text:style-name="P1"/>
      <text:p text:style-name="P1"/>
      <text:p text:style-name="P1"/>
      <text:p text:style-name="P1"/>
      <text:p text:style-name="P1"/>
      <text:p text:style-name="P1"/>
      <text:p text:style-name="P1"/>
      <text:p text:style-name="P1"/>
      <text:p text:style-name="P1"/>
      <text:p text:style-name="P1"/>
      <text:p text:style-name="P1"><text:span text:style-name="T3">1)</text:span>EQUALITY<text:span text:style-name="T3">\Equity</text:span>:</text:p>
      <text:p text:style-name="P7"/>
      <text:p text:style-name="P19">One basic element in the value system of Islam is the principle of equality or equity. This value of equality is not to be mistaken for or confused with identicalness or stereotype. Islam teaches that in the sight of Allah Almighty, all people are equal, but they are not necessarily identical. There are differences of abilities, potentials, ambitions, wealth and so on.</text:p>
      <text:p text:style-name="P25">The limitations in these examples are natural. The social limitations are those imposed by society as a result of experience and practice; in the final analysis, they are intellectual attitudes related to the previously mentioned traits. There is, for instance, the established difference between the ignorant and the <text:soft-page-break/>learned. No one would assign major responsibilities that are crucial to the community to an ignorant person.</text:p>
      <text:p text:style-name="P25">Yet, none of these differences can by themselves, establish the status of superiority of one man or race over another. The stock of man, the color of his skin, the amount of wealth he has and the degree of prestige he enjoys have no bearing on the character and personality of the individual as far as Allah is concerned. The only distinction, which Allah recognizes is the distinction in piety; the only criterion which Allah applies, is the criterion of goodness and spiritual excellence. In the Quran, Allah Almighty Says (what means): <text:span text:style-name="T1">"O mankind, indeed We have created you from male and female, and have made you into nations and tribes, that you may know one  another. Indeed the most honored of you in the sight of Allah is the most righteous. Indeed, Allah is Knowing and Acquainted"</text:span> [Quran 49:13]</text:p>
      <text:p text:style-name="P25">This is to assert that in Islam, no nation is created to be above other nations or to rise above them. Man's worth in the eyes of men and in the eyes of Allah is determined by the good he does, and by his obedience to Allah.</text:p>
      <text:p text:style-name="P25">The differences of race, color or social status are only incidental. They do not affect the true stature of man in the sight of Allah. Again, the value of equality is not simply a matter of constitutional rights or the agreement of noblemen or condescending charity. It is an article of faith, which the Muslim <text:soft-page-break/>takes seriously and to which he must adhere sincerely. The foundations of this Islamic value of equality are deeply rooted in the structure of Islam. It stems from basic principles such as the following:</text:p>
      <text:p text:style-name="P25">(1) All men are created by One and the Same Eternal God, the Supreme Lord of all.</text:p>
      <text:p text:style-name="P25">(2) All mankind belong to the human race and share equally in the common parentage of Aadam (Adam), may Allah exalt his mention, and Eve.</text:p>
      <text:p text:style-name="P25">(3) Allah is Just and Kind to all His creatures. He is not partial to any race, age or religion. The whole Universe is His Dominion and all people are His creatures.</text:p>
      <text:p text:style-name="P25">(4) All people are born equal, in the sense that no one brings any possession with him; and they die equal in the sense that they take back nothing of their worldly belongings.</text:p>
      <text:p text:style-name="P25">(5) Allah judges every person on the basis of his own merits and according to his own deeds.</text:p>
      <text:p text:style-name="P25">(6) Allah has conferred on man, a title of honor and dignity.</text:p>
      <text:p text:style-name="P25">Such are some of the principles behind the value of equality in Islam. When this concept is fully utilized, it will leave no place for prejudice or persecutions. And when this Divine ordinance is fully implemented, there will be no room for oppression or <text:soft-page-break/>suppression. Concepts of chosen and gentile peoples, words such as ‘privileged’ and ‘condemned’ races, expressions such as “social castes” and “citizens” will all become meaningless and obsolete.</text:p>
      <text:p text:style-name="P25">Prophet Muhammad <draw:frame draw:style-name="fr1" draw:name="Image1" text:anchor-type="as-char" svg:width="0.25in" svg:height="0.25in" draw:z-index="0"><draw:image xlink:href="Pictures/100002000000001800000018279206C712915A31.gif" xlink:type="simple" xlink:show="embed" xlink:actuate="onLoad" loext:mime-type="image/gif"/><svg:title> sallallaahu  `alayhi  wa  sallam ( may  Allah exalt his mention )</svg:title></draw:frame> said: <text:span text:style-name="T2">"O mankind, your Lord is One and your father is one. You all descended from Aadam, and Aadam was created from earth. He is most honored among you in the sight of God who is most upright. No Arab is superior to a non-Arab, no colored person to a white person, or a white person to a colored person except by Taqwa (piety)."</text:span> [Ahmad and At-Tirmithi ]</text:p>
      <text:p text:style-name="P25">In another narration, the Prophet <draw:frame draw:style-name="fr1" draw:name="Image2" text:anchor-type="as-char" svg:width="0.25in" svg:height="0.25in" draw:z-index="1"><draw:image xlink:href="Pictures/100002000000001800000018279206C712915A31.gif" xlink:type="simple" xlink:show="embed" xlink:actuate="onLoad" loext:mime-type="image/gif"/><svg:title> sallallaahu  `alayhi  wa  sallam ( may  Allah exalt his mention )</svg:title></draw:frame> was asked: <text:span text:style-name="T2">"Who among men is most favored by Allah?' He, </text:span><text:span text:style-name="T2"><draw:frame draw:style-name="fr1" draw:name="Image3" text:anchor-type="as-char" svg:width="0.25in" svg:height="0.25in" draw:z-index="2"><draw:image xlink:href="Pictures/100002000000001800000018279206C712915A31.gif" xlink:type="simple" xlink:show="embed" xlink:actuate="onLoad" loext:mime-type="image/gif"/><svg:title> sallallaahu  `alayhi  wa  sallam ( may  Allah exalt his mention )</svg:title></draw:frame></text:span><text:span text:style-name="T2"> replied: "A man who does the most good to people."</text:span> [At-Tabaraani ]Therefore, it would be unrealistic to assert the absolute equality of human beings, although humans are basically equal in rights, duties and accountability, and there is some degree of similarity in physical and mental traits, which enables them to understand and apply rules and laws. At the same time, it is obvious that there is a natural diversity among human beings in terms of traits and talents; therefore there will be limitations in natural, social and political positions. Some of the limitations are temporary, some permanent; some are infrequent, some frequent. However, a limitation is specific to a particular situation. It may not be <text:soft-page-break/>generalized to inequality in other rights. A person who is morally upright is not equal to a crook in terms of morality, but they may be equal otherwise. Nor is an intelligent person equal to a dull one, but they are equal in other spheres. In the same way, a woman is not identical to man in her traits, gifts and abilities.</text:p>
      <text:p text:style-name="P12"/>
      <text:p text:style-name="P12"/>
      <text:p text:style-name="P8">2)BrotherHood</text:p>
      <text:p text:style-name="P11"/>
      <text:p text:style-name="P13"><text:span text:style-name="T9">According to a Prophetic tradition: "Muslims are brethren, they never do wrong to each other, they never forgo supporting each other, they never abandon their brethren in hardships." Imam Sadiq says: "Muslims are brethren and serves as each other's eye and guide.</text:span></text:p>
      <text:p text:style-name="P24"><text:span text:style-name="Emphasis"><text:span text:style-name="Strong_20_Emphasis"><text:span text:style-name="T21">Without doubt the believers are brothers of one another so then make peace and harmony between your brothers and have consciousness of Allah so that maybe He will show you mercy.</text:span></text:span></text:span></text:p>
      <text:p text:style-name="P27">The closest relationship and bond that can take place between two people during the course of their lifetime is that of brotherhood. Although the relationship between a father and his children is much stronger and powerful than the ties of brotherhood, however this relationship (between a father and his child) is one in which the two people are not on an equal level – from the point of view of time, situation, character and the level of respect (that they must show one another), they are different.</text:p>
      <text:p text:style-name="P27"><text:soft-page-break/>The only relationship that is a complete manifestation of strong unity, love and affection is the one that exists between two people who are living on an equal plane in life and this is the relationship of brotherhood and sisterhood.</text:p>
      <text:p text:style-name="P27">This unbreakable relationship that has been brought about by creation is constantly found in all environments and societies and is the secret behind love, affection and closeness that exists between individuals. It is because of this fact that the Qur’an invites humanity to unite and come together under the principles of love and affection and thus, has referred to the faithful believers of a society as being brothers (and sisters) of one another.</text:p>
      <text:p text:style-name="P27">For the first time in history, a community of people that numbered hundreds of millions was brought together as brothers of one another and the following sentence was made their slogan and motto:</text:p>
      <text:p text:style-name="P6"><text:span text:style-name="T55">إِنَّمٌا الْمُؤْمِنُونَ إِخْوَةٌ</text:span><text:span text:style-name="T50">...</text:span></text:p>
      <text:p text:style-name="P26"><text:span text:style-name="Emphasis"><text:span text:style-name="Strong_20_Emphasis"><text:span text:style-name="T28">“</text:span></text:span></text:span><text:span text:style-name="Emphasis"><text:span text:style-name="Strong_20_Emphasis"><text:span text:style-name="T29">Without doubt the believers are brothers of one another…”</text:span></text:span></text:span></text:p>
      <text:p text:style-name="P13"><text:s/></text:p>
      <text:p text:style-name="P13"/>
      <text:p text:style-name="P16">4)Unity</text:p>
      <text:p text:style-name="P11"/>
      <text:p text:style-name="P13"><text:span text:style-name="T9">The unity</text:span><text:span text:style-name="T8"> </text:span><text:span text:style-name="T9">of Muslim</text:span><text:span text:style-name="T8"> </text:span><text:span text:style-name="T9">Ummah is possible only under the flag of Towheed. Allah Almighty also commands the Muslims to observe patience and retain unity</text:span><text:span text:style-name="T8"> </text:span><text:span text:style-name="T9">among them by following the principles of piety and brotherhood as well.</text:span> </text:p>
      <text:h text:style-name="P5" text:outline-level="3"><text:span text:style-name="T56">“None of you will have faith until he loves for his brother what he loves for himself.” [al-Bukhari]”</text:span></text:h>
      <text:p text:style-name="P20"><text:span text:style-name="T56"/></text:p>
      <text:h text:style-name="P4" text:outline-level="3">“Our Prophet (saw) said, “Verily, the believers are like a structure, each part strengthening the other,” and the Prophet clasped his fingers together. [al-Bukhari]”</text:h>
      <text:p text:style-name="P21"/>
      <text:h text:style-name="P4" text:outline-level="3">“And hold firmly to the rope of Allah all together and do not become divided. And remember the favour of Allah upon you - when you were enemies and He brought your hearts together and you became, by His favour, brothers.” [3:103]</text:h>
      <text:p text:style-name="P21"/>
      <text:p text:style-name="P20"><text:span text:style-name="T56"/></text:p>
      <text:h text:style-name="P3" text:outline-level="3"><text:span text:style-name="T56">“The parable of the believers in their affection, mercy, and compassion for each other is that of a body. When any limb aches, the whole body reacts with sleeplessness and fever.” [al-Bukhari]</text:span></text:h>
      <text:p text:style-name="P14"><text:span text:style-name="T34"/></text:p>
      <text:p text:style-name="P14"><text:span text:style-name="T34"/></text:p>
      <text:p text:style-name="P14"><text:span text:style-name="T34"/></text:p>
      <text:p text:style-name="P14"><text:span text:style-name="T34"/></text:p>
      <text:p text:style-name="P17"><text:span text:style-name="T32">4)Scarifices:</text:span></text:p>
      <text:p text:style-name="P17"><text:span text:style-name="T32"/></text:p>
      <text:p text:style-name="P22"><text:span text:style-name="T58">If one aims to attain holy goals for the benefit of his body or life or for material progress it would be a kind of madness, because holy aims demand sacrifice and sacrifice means being unmindful of life, and it is lunacy to sacrifice ones life for material things.</text:span></text:p>
      <text:p text:style-name="P28"><text:soft-page-break/>However if one has so much affection and love for a religious aim that it is dearer to him than his life and body and material gains then, in that case, sacrifice, that is the losing of life and money and family and material status will be considered a sign of success.</text:p>
      <text:p text:style-name="P28">Those who view life from material angle and desire everything only for material benefit are unable to show the correct reason of the sacrifices offered by the prophets, pious leaders, Imams, great people, selfless diplomats and person having religious and spiritual aims.</text:p>
      <text:p text:style-name="P28">It is possible that the materialists may look at those sacrifices as a legend, myth or fiction, and even brand those great persons as lunatics. But one who gives preference to his aim over his life throws himself in dangers with a smiling face and a heart full of lofty sentiments.</text:p>
      <text:p text:style-name="P28">Prophet Isa (a.s.) suffered so many difficulties and tolerated the taunts of the Jews only for a Holy aim, which was dearer to him than his life.</text:p>
      <text:p text:style-name="P28">Hazrat Ali (a.s.) slept on the bed of the Holy Prophet (s.a.w.a.) on the night of migration (Hijrat). It was the same kind of sacrifice.</text:p>
      <text:p text:style-name="P15"><text:span text:style-name="T32"/></text:p>
      <text:p text:style-name="P15"><text:span text:style-name="T32"/></text:p>
      <text:p text:style-name="P9"><text:span text:style-name="T32">5)Sympathy\Compassion</text:span></text:p>
      <text:p text:style-name="P23"><text:span text:style-name="T58">The month of Ramadhan teaches us how it feels to be poor and hungry. Many Ahadith expound the philosophy of fasting as a </text:span><text:soft-page-break/><text:span text:style-name="T58">blessing from the Almighty so that one becomes aware of the hardships of the poor and the needy. A fasting person acquires the virtues of empathy for others, feels for them when they go through hunger and deprivation as he has also tasted the pain of it through fasting. It is easy for those who have abundant supplies of everything they need, to overlook and underestimate the pains of the less fortunate. The pangs of hunger felt by the fasting person are a reminder.</text:span></text:p>
      <text:p text:style-name="P29">Imam Ja`far as-Sadiq(a) says:</text:p>
      <text:p text:style-name="P29">Allah made fasting incumbent to make equity between the rich and the poor. A rich man does not feel the pains of hunger to have mercy for the poor since he is able to obtain whatever he likes. (By enjoining fasting) Allah wanted to put His creatures on an equal footing by making the rich taste the pain of hunger, so that he may pity and have mercy on the hungry ..</text:p>
      <text:h text:style-name="P2" text:outline-level="2"><text:bookmark text:name="conditions-poor-and-needy-around-world"/><text:a xlink:type="simple" xlink:href="https://www.al-islam.org/understanding-month-glory-lessons-month-ramadhan/sympathy-others#conditions-poor-and-needy-around-world" office:name="conditions-poor-and-needy-around-world" text:style-name="Internet_20_link" text:visited-style-name="Visited_20_Internet_20_Link"><text:span text:style-name="T48">Conditions of the Poor and Needy around the world</text:span></text:a></text:h>
      <text:p text:style-name="P29">Many people around the world live in dire poverty, with very little means to overcome the misery they live in. Young children are forced to live under extremely miserable conditions. They have to struggle daily to get food, many have no homes or shelters, and some have to join the work force to earn for their families. For such children, childhood as a period of carefree days filled with play and laughter is non-existent. Toys, delicious food, new clothes <text:soft-page-break/>and all the other luxuries taken for granted by many of us, are all unattainable dreams.</text:p>
      <text:h text:style-name="P2" text:outline-level="2"><text:bookmark text:name="helping-others"/><text:a xlink:type="simple" xlink:href="https://www.al-islam.org/understanding-month-glory-lessons-month-ramadhan/sympathy-others#helping-others" office:name="helping-others" text:style-name="Internet_20_link" text:visited-style-name="Visited_20_Internet_20_Link"><text:span text:style-name="T48">Helping Others</text:span></text:a></text:h>
      <text:p text:style-name="P29">It is the duty of those who are fortunate in terms of material wealth, to help the less fortunate in different parts of the world. This can be done by sending aid to various charitable organizations that look after the needs of the poor in countries like India, Iraq and others.</text:p>
      <text:p text:style-name="P29">There are many Qur'anic verses that call for spending money in the cause of God:</text:p>
      <text:p text:style-name="P26"><text:span text:style-name="Emphasis"><text:span text:style-name="Strong_20_Emphasis"><text:span text:style-name="T31">“</text:span></text:span></text:span><text:span text:style-name="Emphasis"><text:span text:style-name="Strong_20_Emphasis"><text:span text:style-name="T30">The parable of those who spend their wealth in the Way of God is that of a grain of corn. It grows seven ears, and each ear hath a hundred grains. God gives manifold increase to whom He pleases. God cares for all, and He knows all things. For those who spend their wealth in the Cause of God, and follow not up their gifts with reminders or with injury, their reward is with their Lord; on them shall be no fear, nor shall they grieve.” </text:span></text:span></text:span><text:span text:style-name="T30">( 2:261­,262).</text:span></text:p>
      <text:p text:style-name="P29">God explains that the money we spend in His Cause will be doubled and multiplied for us, and that this will be profitable for us both now and in the Hereafter. The only condition, however, that God sets for the attainment of this reward, is that the benefactor should not remind those who receive his support of his benefaction to them.</text:p>
      <text:p text:style-name="P26"><text:soft-page-break/><text:span text:style-name="T30">The Qur'an urges people to acts of charity and makes it attractive to believers by describing charity as a goodly loan. He says:. </text:span><text:span text:style-name="Emphasis"><text:span text:style-name="Strong_20_Emphasis"><text:span text:style-name="T30">“Who is he that will lend God a goodly loan, which God will double unto his credit and multiply many times? It is God that gives (you) Want or Plenty, and to Him shall be your return”</text:span></text:span></text:span><text:span text:style-name="T30"> (2: 245).</text:span></text:p>
      <text:p text:style-name="P29">God shows extreme kindness by making charity a sort of goodly loan paid to Him. It is the needy who ask for loans, whereas God, to Whom "belongs the dominion of heavens and the earth, and all in between", is not in need of a loan from His creatures. But the mode of expression is set in this form mainly to attract believrs into giving charity, thereby securing a means for the poor to achieve what they need, and for the more fortunate to achieve the pleasure of Allah. The benefit of this loan goes back to human beings themselves, and they enjoy the fruits of it in this world as well as in the Hereafter. Such is the mercy of Allah.</text:p>
      <text:p text:style-name="P29">The Qur'an also describes the spending of money in the Cause of God as a profitable trade that benefits its owner on the Day of Resurrection:</text:p>
      <text:p text:style-name="P26"><text:span text:style-name="Emphasis"><text:span text:style-name="Strong_20_Emphasis"><text:span text:style-name="T31">“</text:span></text:span></text:span><text:span text:style-name="Emphasis"><text:span text:style-name="Strong_20_Emphasis"><text:span text:style-name="T30">O you who believe! Shall I lead you to commerce that saves you from a grievous Penalty? You should believe in God and His Apostle, and should strive (your utmost) in the cause of God, with your property and your lives. That will be best for you, if you but knew” </text:span></text:span></text:span><text:span text:style-name="T30">(61: 10­11).</text:span></text:p>
      <text:p text:style-name="P29">Many Ahadith also talk about the benefit of helping others:</text:p>
      <text:p text:style-name="P30"><text:soft-page-break/>• <text:span text:style-name="T49">Charity keeps away from its givers, the heat of the grave, and on the Day of Judgement, the believer will be in the shade of his charity. Holy Prophet (S)</text:span></text:p>
      <text:p text:style-name="P30">• <text:span text:style-name="T49">Allah smiles at the person who stretches out his hand to give charity, and whoever Allah smiles at is forgiven. Holy Prophet (S)</text:span></text:p>
      <text:p text:style-name="P30">• <text:span text:style-name="T49">Guard yourselves from the fire (through charity) even if by a date, for surely Allah will raise it (cause it to grow), just as one of you raises his foal . . . until it becomes greater than a huge mountain. Holy Propeht (S)</text:span></text:p>
      <text:p text:style-name="P26"><text:span text:style-name="T30">An important point to remember is that the wealth which human beings enjoy actually belongs to Allah. The Qur'an continuously brings men's attention to the fact that wealth is only God's, and that man is no more than a proxy of God in supervising it; consequently, man should not disobey God regarding the trust put under his charge. </text:span><text:span text:style-name="Emphasis"><text:span text:style-name="Strong_20_Emphasis"><text:span text:style-name="T30">“Allah is the Owner of heavens and the earth: To God belongs the dominion of heavens and the earth”</text:span></text:span></text:span><text:span text:style-name="T30"> (3: 189). </text:span><text:span text:style-name="Emphasis"><text:span text:style-name="Strong_20_Emphasis"><text:span text:style-name="T30">“And it is God Who provides sustenance to all people: Is there a Creator, other than God, to give you sustenance from heaven or earth?”</text:span></text:span></text:span><text:span text:style-name="T30"> (35: 3).</text:span></text:p>
      <text:p text:style-name="P26"><text:span text:style-name="T30">People are requested to spend of the wealth that God has bestowed upon them, on those who do not have it. The fact is that wealth is not theirs, for they act only as representatives who have been assigned by God to manage it: </text:span><text:span text:style-name="Emphasis"><text:span text:style-name="Strong_20_Emphasis"><text:span text:style-name="T30">“Spend (in charity) out of the (wealth) whereof He hath made you heirs"</text:span></text:span></text:span><text:span text:style-name="T30"> (57: 7). </text:span><text:span text:style-name="Emphasis"><text:span text:style-name="Strong_20_Emphasis"><text:span text:style-name="T30">“And spend </text:span></text:span></text:span><text:soft-page-break/><text:span text:style-name="Emphasis"><text:span text:style-name="Strong_20_Emphasis"><text:span text:style-name="T30">something (in charity) out of the wealth which We have bestowed on you, before Death should come to any of you and he should say, 'O my Lord! Why did You not give me respite for a little while? I should then have given (largely) in charity, and I should have been one of the righteous”</text:span></text:span></text:span><text:span text:style-name="T30"> (63:10).</text:span></text:p>
      <text:p text:style-name="P10"><text:span text:style-name="T32"/></text:p>
      <text:p text:style-name="P10"><text:span text:style-name="T32"/></text:p>
      <text:p text:style-name="P10"><text:span text:style-name="T32"/></text:p>
      <text:p text:style-name="P10"><text:span text:style-name="T32"/></text:p>
      <text:p text:style-name="P10"><text:span text:style-name="T32"/></text:p>
      <text:p text:style-name="P10"><text:span text:style-name="T32"/></text:p>
      <text:p text:style-name="P10"><text:span text:style-name="T32"/></text:p>
      <text:p text:style-name="P10"><text:span text:style-name="T32"/></text:p>
      <text:p text:style-name="P10"><text:span text:style-name="T32"/></text:p>
      <text:p text:style-name="P10"><text:span text:style-name="T32">_________________________________________________</text:span></text:p>
      <text:p text:style-name="P18"><text:span text:style-name="T3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mfortaa" svg:font-family="Comfortaa, arial"/>
    <style:font-face style:name="Mangal1" svg:font-family="Mangal"/>
    <style:font-face style:name="Museo300" svg:font-family="Museo300"/>
    <style:font-face style:name="Noto Naskh Arabic" svg:font-family="'Noto Naskh Arabic', sans-serif"/>
    <style:font-face style:name="Open Sans" svg:font-family="'Open Sans', sans-serif"/>
    <style:font-face style:name="Tahoma" svg:font-family="Tahoma"/>
    <style:font-face style:name="arial" svg:font-family="arial,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7-02T22:09:09.672000000</dc:date>
    <meta:editing-duration>PT1H56M58S</meta:editing-duration>
    <meta:editing-cycles>4</meta:editing-cycles>
    <meta:document-statistic meta:table-count="0" meta:image-count="3" meta:object-count="0" meta:page-count="14" meta:paragraph-count="61" meta:word-count="2701" meta:character-count="15225" meta:non-whitespace-character-count="12577"/>
  </office:meta>
</office:document-meta>
</file>